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rsid="0dde9a1c" officeooo:paragraph-rsid="1064c783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804757"/>
    </style:style>
    <style:style style:name="P80" style:family="paragraph" style:parent-style-name="Standard">
      <style:paragraph-properties fo:text-align="center" style:justify-single-word="false"/>
      <style:text-properties officeooo:paragraph-rsid="102f2d76"/>
    </style:style>
    <style:style style:name="P81" style:family="paragraph" style:parent-style-name="Footnote">
      <style:text-properties officeooo:paragraph-rsid="0fa0ab6e"/>
    </style:style>
    <style:style style:name="P82" style:family="paragraph" style:parent-style-name="Standard">
      <style:text-properties officeooo:paragraph-rsid="0fdfc605"/>
    </style:style>
    <style:style style:name="P83" style:family="paragraph" style:parent-style-name="Standard">
      <style:text-properties officeooo:paragraph-rsid="103d33d3"/>
    </style:style>
    <style:style style:name="P84" style:family="paragraph" style:parent-style-name="Footnote">
      <style:text-properties officeooo:paragraph-rsid="104a80be"/>
    </style:style>
    <style:style style:name="P85" style:family="paragraph" style:parent-style-name="Footnote">
      <style:text-properties officeooo:paragraph-rsid="104e89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9" style:family="paragraph" style:parent-style-name="Standard">
      <style:text-properties officeooo:paragraph-rsid="1061e0ef"/>
    </style:style>
    <style:style style:name="P90" style:family="paragraph" style:parent-style-name="Standard">
      <style:text-properties officeooo:paragraph-rsid="1062a122"/>
    </style:style>
    <style:style style:name="P91" style:family="paragraph" style:parent-style-name="Standard">
      <style:text-properties officeooo:paragraph-rsid="10640365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language="en" fo:country="GB"/>
    </style:style>
    <style:style style:name="T22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language="en" fo:country="GB" officeooo:rsid="0f28d107"/>
    </style:style>
    <style:style style:name="T230" style:family="text">
      <style:text-properties fo:language="en" fo:country="GB" officeooo:rsid="1052c7f3"/>
    </style:style>
    <style:style style:name="T231" style:family="text">
      <style:text-properties fo:language="en" fo:country="GB" officeooo:rsid="105c8aaa"/>
    </style:style>
    <style:style style:name="T232" style:family="text">
      <style:text-properties fo:language="en" fo:country="GB" officeooo:rsid="105f1264"/>
    </style:style>
    <style:style style:name="T233" style:family="text">
      <style:text-properties officeooo:rsid="0f981b1c"/>
    </style:style>
    <style:style style:name="T23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5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6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57" style:family="text">
      <style:text-properties officeooo:rsid="0fed6741"/>
    </style:style>
    <style:style style:name="T258" style:family="text">
      <style:text-properties fo:font-weight="bold" officeooo:rsid="1051ee52" style:font-weight-asian="bold" style:font-weight-complex="bold"/>
    </style:style>
    <style:style style:name="T259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95">Checklist for installing </text:span></text:span><text:span text:style-name="Strong_20_Emphasis"><text:span text:style-name="T95"><text:user-field-get text:name="Distro">Rocky Linux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8.10</text:user-field-get></text:span></text:span><text:span text:style-name="Strong_20_Emphasis"><text:span text:style-name="T97"><text:note text:id="ftn1" text:note-class="footnote"><text:note-citation>1</text:note-citation><text:note-body><text:p text:style-name="P84"><text:span text:style-name="T235">This </text:span><text:span text:style-name="Strong_20_Emphasis"><text:span text:style-name="T239"><text:user-field-get text:name="Distro">Rocky Linux</text:user-field-get></text:span></text:span><text:span text:style-name="T236"><text:s/></text:span><text:span text:style-name="T240"><text:user-field-get text:name="Version">8.10</text:user-field-get></text:span><text:span text:style-name="T240"><text:s/>Desktop</text:span><text:span text:style-name="T235"> (codename </text:span><text:span text:style-name="T238">GreenObsidian</text:span><text:span text:style-name="T235">) from </text:span><text:span text:style-name="T237">May</text:span><text:span text:style-name="T235"> </text:span><text:span text:style-name="Strong_20_Emphasis"><text:span text:style-name="T241"><text:user-field-get text:name="Releaseyear">2024</text:user-field-get></text:span></text:span><text:span text:style-name="T235"><text:s/>is a so-called LTS version (stands for Long-Term Support) and is supported for 5 years until </text:span><text:span text:style-name="T237">May</text:span><text:span text:style-name="T235"> 2029.</text:span></text:p></text:note-body></text:note></text:span></text:span><text:span text:style-name="Strong_20_Emphasis"><text:span text:style-name="T98"><text:s/></text:span></text:span><text:span text:style-name="Strong_20_Emphasis"><text:span text:style-name="T100">Desktop</text:span></text:span><text:span text:style-name="Strong_20_Emphasis"><text:span text:style-name="T99">.</text:span></text:span></text:p>
      <text:p text:style-name="P35"><text:span text:style-name="Strong_20_Emphasis"><text:span text:style-name="T68"/></text:span></text:p>
      <text:p text:style-name="P35"><text:span text:style-name="Strong_20_Emphasis"><text:span text:style-name="T140">This is a fillable PDF, no printing required.</text:span></text:span></text:p>
      <text:p text:style-name="P36"><text:span text:style-name="Strong_20_Emphasis"><text:span text:style-name="T94"/></text:span></text:p>
      <text:p text:style-name="P19"><text:span text:style-name="T115">Fill in the </text:span><text:span text:style-name="Strong_20_Emphasis"><text:span text:style-name="T37">text box</text:span></text:span><text:span text:style-name="T115"> behind the </text:span><text:span text:style-name="T123">underlined</text:span><text:span text:style-name="T116"> </text:span><text:span text:style-name="T115">words, see [explanation]:</text:span></text:p>
      <text:p text:style-name="P17"><text:span text:style-name="Definition"><text:span text:style-name="T228">user</text:span></text:span><text:span text:style-name="T181"><text:tab/><text:tab/></text:span><text:span text:style-name="T191"> <text:tab/><text:tab/><text:tab/> </text:span><text:span text:style-name="T182"><draw:control text:anchor-type="as-char" svg:y="-0.4cm" draw:z-index="4" draw:name="Gebruiker" draw:style-name="gr2" draw:text-style-name="P98" svg:width="6.4cm" svg:height="0.6cm" draw:control="control3"><svg:title>Gebruiker</svg:title><svg:desc>Volledige naam, bijv. Jan Stek</svg:desc></draw:control></text:span><text:span text:style-name="T182"><text:s text:c="2"/></text:span><text:span text:style-name="T183">[</text:span><text:span text:style-name="T190">F</text:span><text:span text:style-name="T184">ull </text:span><text:span text:style-name="T192">na</text:span><text:span text:style-name="T194">me,</text:span><text:span text:style-name="T192"> </text:span><text:span text:style-name="T194">e.g.</text:span><text:span text:style-name="T192"> </text:span><text:span text:style-name="T193">J</text:span><text:span text:style-name="T196">ohn Doe</text:span><text:span text:style-name="T199">]</text:span></text:p>
      <text:p text:style-name="P71"><text:span text:style-name="Definition"><text:span text:style-name="T198">USER</text:span></text:span><text:span text:style-name="Definition"><text:span text:style-name="T227">na</text:span></text:span><text:span text:style-name="Definition"><text:span text:style-name="T229">me</text:span></text:span><text:span text:style-name="T197"><text:tab/><text:tab/><text:tab/> </text:span><text:span text:style-name="T197"><draw:control text:anchor-type="as-char" svg:y="-0.4cm" draw:z-index="10" draw:name="Gberuikersnaam 2" draw:style-name="gr2" draw:text-style-name="P98" svg:width="6.4cm" svg:height="0.6cm" draw:control="control9"><svg:title>Gebruikersnaam</svg:title><svg:desc>Korte naam, bijv. jan</svg:desc></draw:control></text:span><text:span text:style-name="T197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6">j</text:span><text:span text:style-name="T108">oh</text:span><text:span text:style-name="T106">n</text:span><text:span text:style-name="T107">]</text:span></text:p>
      <text:p text:style-name="P16"><text:span text:style-name="Definition"><text:span text:style-name="T227">COMPUTERNA</text:span></text:span><text:span text:style-name="Definition"><text:span text:style-name="T229">me</text:span></text:span><text:span text:style-name="T200"><text:tab/> </text:span><text:span text:style-name="T227"><draw:control text:anchor-type="as-char" svg:y="-0.4cm" draw:z-index="5" draw:name="Computernaam" draw:style-name="gr2" draw:text-style-name="P98" svg:width="6.4cm" svg:height="0.6cm" draw:control="control4"><svg:title>Computernaam</svg:title><svg:desc>Unieke naam van de computer</svg:desc></draw:control></text:span><text:span text:style-name="T227"><text:s text:c="2"/></text:span><text:span text:style-name="T201">[</text:span><text:span text:style-name="T207">N</text:span><text:span text:style-name="T202">a</text:span><text:span text:style-name="T206">me of the</text:span><text:span text:style-name="T202"> compute</text:span><text:span text:style-name="T203">r, </text:span><text:span text:style-name="T206">e.g.</text:span><text:span text:style-name="T204"> </text:span><text:span text:style-name="T205">pc02</text:span><text:span text:style-name="T201">]</text:span></text:p>
      <text:p text:style-name="P20"><text:span text:style-name="Definition"><text:span text:style-name="T209">USER</text:span></text:span><text:span text:style-name="T208"><text:tab/><text:tab/></text:span><text:span text:style-name="T191"> <text:tab/><text:tab/><text:tab/> </text:span><text:span text:style-name="T182"><draw:control text:anchor-type="as-char" svg:y="-0.4cm" draw:z-index="8" draw:name="Gebruiker 1" draw:style-name="gr2" draw:text-style-name="P98" svg:width="6.4cm" svg:height="0.6cm" draw:control="control7"><svg:title>Gebruiker</svg:title><svg:desc>Volledige naam, bijv. Jan Stek</svg:desc></draw:control></text:span><text:span text:style-name="T182"><text:s text:c="2"/></text:span><text:span text:style-name="T183">[</text:span><text:span text:style-name="T190">F</text:span><text:span text:style-name="T185">ull </text:span><text:span text:style-name="T186">na</text:span><text:span text:style-name="T187">me</text:span><text:span text:style-name="T186"> possibly </text:span><text:span text:style-name="T189">2</text:span><text:span text:style-name="T221">nd</text:span><text:span text:style-name="T189"> </text:span><text:span text:style-name="T188">user</text:span><text:span text:style-name="T195">]</text:span></text:p>
      <text:p text:style-name="P82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5"><text:tab/><text:tab/><text:tab/> </text:span></text:span><text:span text:style-name="T197"><draw:control text:anchor-type="as-char" svg:y="-0.4cm" draw:z-index="9" draw:name="Gberuikersnaam 1" draw:style-name="gr2" draw:text-style-name="P98" svg:width="6.4cm" svg:height="0.6cm" draw:control="control8"><svg:title>Gebruikersnaam</svg:title><svg:desc>Korte naam, bijv. jan</svg:desc></draw:control></text:span><text:span text:style-name="T197"><text:s text:c="2"/></text:span><text:span text:style-name="T212">[</text:span><text:span text:style-name="T214">U</text:span><text:span text:style-name="T213">ser</text:span><text:span text:style-name="T217">na</text:span><text:span text:style-name="T218">me</text:span><text:span text:style-name="T217"> possibly </text:span><text:span text:style-name="T220">2</text:span><text:span text:style-name="T222">nd</text:span><text:span text:style-name="T220"> </text:span><text:span text:style-name="T219">user</text:span><text:span text:style-name="T216">]</text:span></text:p>
      <text:p text:style-name="P18"><text:span text:style-name="T109">Replace the </text:span><text:span text:style-name="T122">underlined</text:span><text:span text:style-name="T109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09">.</text:span></text:p>
      <text:p text:style-name="P59"/>
      <text:p text:style-name="P59"/>
      <text:p text:style-name="P21"><text:span text:style-name="T118">Not yet on Linux?</text:span><text:span text:style-name="T110"><text:tab/></text:span><text:span text:style-name="T117">Use</text:span><text:span text:style-name="T111"> </text:span><text:span text:style-name="Strong_20_Emphasis"><text:span text:style-name="T120">Checklist </text:span></text:span><text:span text:style-name="Strong_20_Emphasis"><text:span text:style-name="T121">transfer</text:span></text:span><text:span text:style-name="T111"> o</text:span><text:span text:style-name="T114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2"> </text:span><text:span text:style-name="T114">u</text:span><text:span text:style-name="T112">nder </text:span><text:span text:style-name="T119">Linux</text:span><text:span text:style-name="T113">.</text:span></text:p>
      <text:p text:style-name="P57"><text:span text:style-name="T130">New installation?</text:span><text:span text:style-name="T132"><text:tab/><text:tab/></text:span><text:span text:style-name="T134">Start at chapter</text:span><text:span text:style-name="T132"> </text:span><text:span text:style-name="T130"><text:bookmark-ref text:reference-format="page" text:ref-name="__RefNumPara__4009_1271708128">2</text:bookmark-ref></text:span><text:span text:style-name="T132"><text:s text:c="2"/></text:span><text:span text:style-name="T131"><text:bookmark-ref text:reference-format="text" text:ref-name="__RefNumPara__4009_1271708128">Perform installation</text:bookmark-ref></text:span><text:span text:style-name="T133">.</text:span></text:p>
      <text:p text:style-name="P41"/>
      <text:p text:style-name="P41"/>
      <text:list text:style-name="L1">
        <text:list-item>
          <text:p text:style-name="P94"><text:bookmark-start text:name="__RefNumPara__4083_1271708128"/>Prepar<text:span text:style-name="T233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2"><text:span text:style-name="User_20_Entry"><text:span text:style-name="T71">Login any additional </text:span></text:span><text:span text:style-name="Definition"><text:span text:style-name="T226">USER</text:span></text:span><text:span text:style-name="User_20_Entry"><text:span text:style-name="T75">s</text:span></text:span><text:span text:style-name="User_20_Entry"><text:span text:style-name="T80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9"><text:span text:style-name="Strong_20_Emphasis"><text:span text:style-name="T40">Type: </text:span>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5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90"><text:span text:style-name="Strong_20_Emphasis"><text:span text:style-name="T40">Type: </text:span></text:span><text:span text:style-name="Strong_20_Emphasis"><text:span text:style-name="T9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5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5"><text:span text:style-name="Strong_20_Emphasis"><text:span text:style-name="T42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124">Boot the computer from</text:span><text:span text:style-name="T128"><text:note text:id="ftn3" text:note-class="footnote"><text:note-citation>1</text:note-citation><text:note-body><text:p text:style-name="P5"><text:span text:style-name="T81">Boot menu/Setup via one of the </text:span><text:span text:style-name="T82">f</text:span><text:span text:style-name="T81">requently used keys:</text:span> <text:span text:style-name="T234">Esc</text:span>, <text:span text:style-name="T234">Delete</text:span>, <text:span text:style-name="T234">F1</text:span>, <text:span text:style-name="T234">F2</text:span>, <text:span text:style-name="T234">F9</text:span>, <text:span text:style-name="T234">F10</text:span>, <text:span text:style-name="T234">F11</text:span>, <text:span text:style-name="T257">or </text:span><text:span text:style-name="T234">F12</text:span>.</text:p></text:note-body></text:note></text:span><text:span text:style-name="T124"> an</text:span><text:span text:style-name="T126"> </text:span><text:span text:style-name="Strong_20_Emphasis"><text:span text:style-name="T103"><text:user-field-get text:name="Distro">Rocky Linux</text:user-field-get></text:span></text:span><text:span text:style-name="T127"><text:s/></text:span><text:span text:style-name="T104"><text:user-field-get text:name="Version">8.10</text:user-field-get></text:span><text:span text:style-name="T104"><text:s/></text:span><text:span text:style-name="Strong_20_Emphasis"><text:span text:style-name="T69">Desktop </text:span></text:span><text:span text:style-name="Strong_20_Emphasis"><text:span text:style-name="T67">L</text:span></text:span><text:span text:style-name="T64">ive</text:span><text:span text:style-name="T64"><text:note text:id="ftn4" text:note-class="footnote"><text:note-citation>2</text:note-citation><text:note-body><text:p text:style-name="P81"><text:span text:style-name="T17">From a Live USB stick you can boot and work with </text:span><text:span text:style-name="Strong_20_Emphasis"><text:span text:style-name="T129"><text:user-field-get text:name="Distro">Rocky Linux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Rocky Linux</text:user-field-get></text:span></text:span><text:span text:style-name="Strong_20_Emphasis"><text:span text:style-name="T129">.</text:span></text:span></text:p></text:note-body></text:note></text:span><text:span text:style-name="T124"> USB stick</text:span><text:span text:style-name="T65"><text:note text:id="ftn5" text:note-class="footnote"><text:note-citation>3</text:note-citation><text:note-body><text:p text:style-name="P85"><text:span text:style-name="Strong_20_Emphasis"><text:span text:style-name="T72">Create a bootable USB stick:<text:line-break/>Download a </text:span></text:span><text:span text:style-name="Strong_20_Emphasis"><text:span text:style-name="T76"><text:user-field-get text:name="Distro">Rocky Linux</text:user-field-get></text:span></text:span><text:span text:style-name="Strong_20_Emphasis"><text:span text:style-name="T76"><text:s/>Desktop</text:span></text:span><text:span text:style-name="Strong_20_Emphasis"><text:span text:style-name="T72"> </text:span></text:span><text:span text:style-name="Strong_20_Emphasis"><text:span text:style-name="T76"><text:user-field-get text:name="Version">8.10</text:user-field-get></text:span></text:span><text:span text:style-name="Strong_20_Emphasis"><text:span text:style-name="T76"><text:s/></text:span></text:span><text:span text:style-name="Strong_20_Emphasis"><text:span text:style-name="T77">LTS </text:span></text:span><text:span text:style-name="Strong_20_Emphasis"><text:span text:style-name="T72">CD image file (.iso) from</text:span></text:span><text:span text:style-name="Strong_20_Emphasis"><text:span text:style-name="T74"> </text:span></text:span><text:a xlink:type="simple" xlink:href="https://rockylinux.org/nl/download" text:style-name="Internet_20_link" text:visited-style-name="Visited_20_Internet_20_Link"><text:span text:style-name="Strong_20_Emphasis"><text:span text:style-name="T224">rockylinux.org/nl/download</text:span></text:span></text:a><text:span text:style-name="Strong_20_Emphasis"><text:span text:style-name="T74">.</text:span></text:span><text:span text:style-name="Strong_20_Emphasis"><text:span text:style-name="T72"><text:line-break/></text:span></text:span><text:span text:style-name="Strong_20_Emphasis"><text:span text:style-name="T73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3">karelzimmer.nl/en</text:span></text:span></text:a><text:span text:style-name="Strong_20_Emphasis"><text:span text:style-name="T73">, under </text:span></text:span><text:span text:style-name="Strong_20_Emphasis"><text:span text:style-name="T78">Linux</text:span></text:span><text:span text:style-name="Strong_20_Emphasis"><text:span text:style-name="T73">.</text:span></text:span></text:p></text:note-body></text:note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9"><text:span text:style-name="T105">Select</text:span><text:span text:style-name="Strong_20_Emphasis"><text:span text:style-name="T43"> </text:span></text:span><text:span text:style-name="Strong_20_Emphasis"><text:span text:style-name="T87">Install</text:span></text:span><text:span text:style-name="Strong_20_Emphasis"><text:span text:style-name="T44"> </text:span></text:span><text:span text:style-name="Strong_20_Emphasis"><text:span text:style-name="T88"><text:user-field-get text:name="Distro">Rocky Linux</text:user-field-get></text:span></text:span><text:span text:style-name="Strong_20_Emphasis"><text:span text:style-name="T90"><text:s/></text:span></text:span><text:span text:style-name="Strong_20_Emphasis"><text:span text:style-name="T89"><text:user-field-get text:name="Version">8.10</text:user-field-get></text:span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6"><text:span text:style-name="Strong_20_Emphasis"><text:span text:style-name="T91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7" draw:name="Vorm 1" draw:style-name="gr1" draw:text-style-name="P97" svg:width="0.35cm" svg:height="0.35cm" draw:control="control26"/></text:span></text:span></text:p>
          </table:table-cell>
          <table:table-cell table:style-name="_32_._5f_Installatie_5f_uitvoeren.C3" office:value-type="string">
            <text:p text:style-name="P26"><text:span text:style-name="T141">At</text:span><text:span text:style-name="T142"> </text:span><text:span text:style-name="Strong_20_Emphasis"><text:span text:style-name="T141">WELCOME TO ROCKY LINUX 8.10</text:span></text:span><text:span text:style-name="Strong_20_Emphasis"><text:span text:style-name="T153"> select language and click </text:span></text:span><text:span text:style-name="T164">Continue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4">U</text:span><text:span text:style-name="T145">nder</text:span><text:span text:style-name="T142"> </text:span><text:span text:style-name="Strong_20_Emphasis"><text:span text:style-name="T145">USER SETTINGS</text:span></text:span><text:span text:style-name="Strong_20_Emphasis"><text:span text:style-name="T159"> </text:span></text:span><text:span text:style-name="Strong_20_Emphasis"><text:span text:style-name="T160">click</text:span></text:span><text:span text:style-name="Strong_20_Emphasis"><text:span text:style-name="T161"> </text:span></text:span><text:span text:style-name="T165">User </text:span><text:span text:style-name="T171">C</text:span><text:span text:style-name="T165">reation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86"><text:span text:style-name="T230">Enter your</text:span><text:span text:style-name="T231"> </text:span><text:span text:style-name="Strong_20_Emphasis"><text:span text:style-name="T63">Full name</text:span></text:span><text:span text:style-name="Strong_20_Emphasis"><text:span text:style-name="T48"> </text:span></text:span><text:span text:style-name="Definition"><text:span text:style-name="T12">user</text:span></text:span><text:span text:style-name="Strong_20_Emphasis"><text:span text:style-name="T49">, <text:line-break/></text:span></text:span><text:span text:style-name="Strong_20_Emphasis"><text:span text:style-name="T63">User name</text:span></text:span><text:span text:style-name="Strong_20_Emphasis"><text:span text:style-name="T48"> </text:span></text:span><text:span text:style-name="Definition"><text:span text:style-name="T12">username</text:span></text:span><text:span text:style-name="Strong_20_Emphasis"><text:span text:style-name="T48">,</text:span></text:span></text:p>
            <text:p text:style-name="P86"><text:span text:style-name="Strong_20_Emphasis"><text:span text:style-name="T50">check</text:span></text:span><text:span text:style-name="Strong_20_Emphasis"><text:span text:style-name="T51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1">, </text:span></text:span><text:span text:style-name="Strong_20_Emphasis"><text:span text:style-name="T52">and</text:span></text:span></text:p>
            <text:p text:style-name="P87"><text:span text:style-name="Strong_20_Emphasis"><text:span text:style-name="T47">enter a </text:span></text:span><text:span text:style-name="Strong_20_Emphasis"><text:span text:style-name="T58">password</text:span></text:span><text:span text:style-name="Strong_20_Emphasis"><text:span text:style-name="T47"> twice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><text:span text:style-name="T259">C</text:span>li<text:span text:style-name="T259">c</text:span>k <text:span text:style-name="T258">Done</text:span>.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2" draw:name="Vorm 11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4">U</text:span><text:span text:style-name="T145">nder</text:span><text:span text:style-name="T143"> </text:span><text:span text:style-name="T166">SOFTWARE</text:span><text:span text:style-name="T143"> </text:span><text:span text:style-name="T144">click</text:span><text:span text:style-name="T146"> </text:span><text:span text:style-name="T166">Installati</text:span><text:span text:style-name="T167">on Source</text:span><text:span text:style-name="T143"> </text:span><text:span text:style-name="T146">and click </text:span><text:span text:style-name="T167">Done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3" draw:name="Vorm 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4">U</text:span><text:span text:style-name="T145">nder</text:span><text:span text:style-name="T143"> </text:span><text:span text:style-name="T166">SYSTEM</text:span><text:span text:style-name="T143"> </text:span><text:span text:style-name="T144">click</text:span><text:span text:style-name="T146"> </text:span><text:span text:style-name="T166">Installati</text:span><text:span text:style-name="T167">on Destination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0"><text:span text:style-name="T232">Check</text:span><text:span text:style-name="T254"> </text:span><text:span text:style-name="T255">the </text:span><text:span text:style-name="T256">Device Selection</text:span><text:span text:style-name="T242"> </text:span><text:span text:style-name="Strong_20_Emphasis"><text:span text:style-name="T244">and click </text:span></text:span><text:span text:style-name="Strong_20_Emphasis"><text:span text:style-name="T243">Done</text:span></text:span><text:span text:style-name="Strong_20_Emphasis"><text:span text:style-name="T24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4" draw:name="Vorm 12" draw:style-name="gr1" draw:text-style-name="P97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6"><text:span text:style-name="T144">U</text:span><text:span text:style-name="T145">nder</text:span><text:span text:style-name="T143"> </text:span><text:span text:style-name="T166">SYSTEM</text:span><text:span text:style-name="T143"> </text:span><text:span text:style-name="T144">click</text:span><text:span text:style-name="T146"> </text:span><text:span text:style-name="T166">Netwerk &amp; </text:span><text:span text:style-name="T164">H</text:span><text:span text:style-name="T166">ost </text:span><text:span text:style-name="T164">N</text:span><text:span text:style-name="T166">a</text:span><text:span text:style-name="T164">me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8"><text:span text:style-name="T175">Move</text:span><text:span text:style-name="T173"> the slider behind the network adapter </text:span><text:span text:style-name="T174">from </text:span><text:span text:style-name="T177">OFF</text:span><text:span text:style-name="T174"> </text:span><text:span text:style-name="T173">to </text:span><text:span text:style-name="T176">ON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4"><text:span text:style-name="T147">Enter you</text:span><text:span text:style-name="T151">r</text:span><text:span text:style-name="T148"> </text:span><text:span text:style-name="Strong_20_Emphasis"><text:span text:style-name="T149">Host </text:span></text:span><text:span text:style-name="Strong_20_Emphasis"><text:span text:style-name="T147">N</text:span></text:span><text:span text:style-name="Strong_20_Emphasis"><text:span text:style-name="T149">am</text:span></text:span><text:span text:style-name="Strong_20_Emphasis"><text:span text:style-name="T147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5"> </text:span></text:span><text:span text:style-name="Strong_20_Emphasis"><text:span text:style-name="T156">and click </text:span></text:span><text:span text:style-name="Strong_20_Emphasis"><text:span text:style-name="T168">Apply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88"><text:span text:style-name="Strong_20_Emphasis"><text:span text:style-name="T158">C</text:span></text:span><text:span text:style-name="Strong_20_Emphasis"><text:span text:style-name="T152">li</text:span></text:span><text:span text:style-name="Strong_20_Emphasis"><text:span text:style-name="T158">c</text:span></text:span><text:span text:style-name="Strong_20_Emphasis"><text:span text:style-name="T152">k </text:span></text:span><text:span text:style-name="Strong_20_Emphasis"><text:span text:style-name="T167">Done</text:span></text:span><text:span text:style-name="Strong_20_Emphasis"><text:span text:style-name="T15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5" draw:name="Vorm 5" draw:style-name="gr1" draw:text-style-name="P97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26"><text:span text:style-name="T144">U</text:span><text:span text:style-name="T145">nder</text:span><text:span text:style-name="T143"> </text:span><text:span text:style-name="T166">SOFTWARE</text:span><text:span text:style-name="T143"> </text:span><text:span text:style-name="T144">click</text:span><text:span text:style-name="T146"> </text:span><text:span text:style-name="T169">Software </text:span><text:span text:style-name="T170">S</text:span><text:span text:style-name="T169">electi</text:span><text:span text:style-name="T170">on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6"><text:span text:style-name="T150">Select </text:span><text:span text:style-name="T169">Server</text:span><text:span text:style-name="T150"> </text:span><text:span text:style-name="Strong_20_Emphasis"><text:span text:style-name="T161">and click </text:span></text:span><text:span text:style-name="Strong_20_Emphasis"><text:span text:style-name="T172">Done</text:span>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6" draw:name="Vorm 14" draw:style-name="gr1" draw:text-style-name="P97" svg:width="0.35cm" svg:height="0.35cm" draw:control="control25"/></text:span></text:span></text:p>
          </table:table-cell>
          <table:table-cell table:style-name="_32_._5f_Installatie_5f_uitvoeren.C25" office:value-type="string">
            <text:p text:style-name="P25"><text:span text:style-name="Strong_20_Emphasis"><text:span text:style-name="T162">Click</text:span></text:span><text:span text:style-name="Strong_20_Emphasis"><text:span text:style-name="T163"> </text:span></text:span><text:span text:style-name="Strong_20_Emphasis"><text:span text:style-name="T178">Begin </text:span></text:span><text:span text:style-name="Strong_20_Emphasis"><text:span text:style-name="T179">Installation</text:span>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5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8" draw:name="Vorm 13" draw:style-name="gr1" draw:text-style-name="P97" svg:width="0.35cm" svg:height="0.35cm" draw:control="control27"/></text:span></text:span></text:p>
          </table:table-cell>
          <table:table-cell table:style-name="_32_._5f_Installatie_5f_uitvoeren.C25" office:value-type="string">
            <text:p text:style-name="P27"><text:span text:style-name="Strong_20_Emphasis"><text:span text:style-name="T162">Click</text:span></text:span><text:span text:style-name="Strong_20_Emphasis"><text:span text:style-name="T163"> </text:span></text:span><text:span text:style-name="Strong_20_Emphasis"><text:span text:style-name="T180">Reboot System</text:span></text:span><text:span text:style-name="Strong_20_Emphasis"><text:span text:style-name="T154">.</text:span></text:span></text:p>
          </table:table-cell>
        </table:table-row>
      </table:table>
      <text:p text:style-name="P60"><text:span text:style-name="Strong_20_Emphasis"><text:span text:style-name="T45"/></text:span></text:p>
      <text:list text:continue-numbering="true" text:style-name="L1">
        <text:list-item>
          <text:p text:style-name="P93"><text:span text:style-name="Strong_20_Emphasis"><text:span text:style-name="T62">Finish installation</text:span></text:span></text:p>
        </text:list-item>
      </text:list>
      <text:p text:style-name="P6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42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9"><text:span text:style-name="Strong_20_Emphasis"><text:span text:style-name="T40">Type: </text:span>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4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5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91"><text:span text:style-name="Strong_20_Emphasis"><text:span text:style-name="T40">Type: </text:span></text:span><text:span text:style-name="Strong_20_Emphasis"><text:span text:style-name="T93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1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61"><text:span text:style-name="Strong_20_Emphasis"><text:span text:style-name="T22"/></text:span></text:p>
      <text:list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139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3"><text:span text:style-name="User_20_Entry"><text:span text:style-name="T84">Login any additional </text:span></text:span><text:span text:style-name="Definition"><text:span text:style-name="T225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70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70"><text:span text:style-name="Strong_20_Emphasis"><text:span text:style-name="T92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91"><text:span text:style-name="Strong_20_Emphasis"><text:span text:style-name="T40">Type: </text:span></text:span><text:span text:style-name="Strong_20_Emphasis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8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1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69"><text:span text:style-name="Strong_20_Emphasis"><text:span text:style-name="T29">Follow the instructions on the screen.</text:span></text:span></text:p>
          </table:table-cell>
        </table:table-row>
      </table:table>
      <text:p text:style-name="P46"/>
      <text:p text:style-name="P47"/>
      <text:p text:style-name="P58"><text:span text:style-name="T137">End of checklist,</text:span><text:span text:style-name="T138"> </text:span><text:span text:style-name="Strong_20_Emphasis"><text:span text:style-name="T101"><text:user-field-get text:name="Distro">Rocky Linux</text:user-field-get></text:span></text:span><text:span text:style-name="T136"><text:s/></text:span><text:span text:style-name="T135"><text:user-field-get text:name="Version">8.10</text:user-field-get></text:span><text:span text:style-name="T135"><text:s/></text:span><text:span text:style-name="Strong_20_Emphasis"><text:span text:style-name="T102">Desktop</text:span></text:span><text:span text:style-name="Strong_20_Emphasis"><text:span text:style-name="T66"> </text:span></text:span><text:span text:style-name="T137">installation is complete.</text:span></text:p>
      <text:p text:style-name="P34"/>
      <text:p text:style-name="P22"><text:span text:style-name="Emphasis"><text:span text:style-name="T246">Written</text:span></text:span><text:span text:style-name="Emphasis"><text:span text:style-name="T247"> </text:span></text:span><text:span text:style-name="Emphasis"><text:span text:style-name="T246">by</text:span></text:span><text:span text:style-name="Emphasis"><text:span text:style-name="T24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48">.</text:span></text:span></text:p>
      <text:p text:style-name="P23"><text:span text:style-name="Emphasis"><text:span text:style-name="T251">License </text:span></text:span><text:span text:style-name="Emphasis"><text:span text:style-name="T249">C</text:span></text:span><text:span text:style-name="Emphasis"><text:span text:style-name="T250">C0</text:span></text:span><text:span text:style-name="Emphasis"><text:span text:style-name="T248"> 1.0 </text:span></text:span><text:span text:style-name="Emphasis"><text:span text:style-name="T25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2"><text:s/></text:span></text:span><text:span text:style-name="Emphasis"><text:span text:style-name="T25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9T20:06:11.763495588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06:11.550047469</dc:date>
    <meta:keyword>Installatie</meta:keyword>
    <meta:keyword>Checklist</meta:keyword>
    <meta:keyword>Linux</meta:keyword>
    <meta:editing-cycles>6946</meta:editing-cycles>
    <meta:editing-duration>P12DT6H31M5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5" meta:word-count="452" meta:character-count="2845" meta:non-whitespace-character-count="2424"/>
    <meta:user-defined meta:name="Info 1"/>
    <meta:user-defined meta:name="Info 2"/>
    <meta:user-defined meta:name="Info 3"/>
    <meta:user-defined meta:name="Info 4"/>
  </office:meta>
</office:document-meta>
</file>